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520cf" officeooo:paragraph-rsid="001520cf"/>
    </style:style>
    <style:style style:name="P2" style:family="paragraph" style:parent-style-name="Standard">
      <style:text-properties style:font-name="Arial" officeooo:rsid="00159793" officeooo:paragraph-rsid="00159793"/>
    </style:style>
    <style:style style:name="P3" style:family="paragraph" style:parent-style-name="Standard">
      <style:text-properties style:font-name="Arial" officeooo:rsid="0017c614" officeooo:paragraph-rsid="0017c614"/>
    </style:style>
    <style:style style:name="P4" style:family="paragraph" style:parent-style-name="Standard">
      <style:text-properties style:font-name="Arial" officeooo:rsid="001b5964" officeooo:paragraph-rsid="001b5964"/>
    </style:style>
    <style:style style:name="P5" style:family="paragraph" style:parent-style-name="Standard">
      <style:text-properties style:font-name="Arial" officeooo:rsid="001d7821" officeooo:paragraph-rsid="001d7821"/>
    </style:style>
    <style:style style:name="P6" style:family="paragraph" style:parent-style-name="Standard">
      <style:text-properties style:font-name="Arial" officeooo:rsid="001dae71" officeooo:paragraph-rsid="001dae71"/>
    </style:style>
    <style:style style:name="P7" style:family="paragraph" style:parent-style-name="Standard">
      <style:text-properties style:font-name="Arial" officeooo:rsid="001f960c" officeooo:paragraph-rsid="001dae71"/>
    </style:style>
    <style:style style:name="P8" style:family="paragraph" style:parent-style-name="Standard">
      <style:text-properties style:font-name="Arial" officeooo:rsid="001f960c" officeooo:paragraph-rsid="001f960c"/>
    </style:style>
    <style:style style:name="P9" style:family="paragraph" style:parent-style-name="Standard">
      <style:text-properties officeooo:rsid="001dae71" officeooo:paragraph-rsid="001dae71"/>
    </style:style>
    <style:style style:name="T1" style:family="text">
      <style:text-properties officeooo:rsid="00172740"/>
    </style:style>
    <style:style style:name="T2" style:family="text">
      <style:text-properties officeooo:rsid="0018e9e9"/>
    </style:style>
    <style:style style:name="T3" style:family="text">
      <style:text-properties officeooo:rsid="001a850e"/>
    </style:style>
    <style:style style:name="T4" style:family="text">
      <style:text-properties officeooo:rsid="001dae71"/>
    </style:style>
    <style:style style:name="T5" style:family="text">
      <style:text-properties style:font-name="Arial"/>
    </style:style>
    <style:style style:name="T6" style:family="text">
      <style:text-properties style:font-name="Arial" officeooo:rsid="001f960c"/>
    </style:style>
    <style:style style:name="T7" style:family="text">
      <style:text-properties style:font-name="Arial" officeooo:rsid="0024ab1c"/>
    </style:style>
    <style:style style:name="T8" style:family="text">
      <style:text-properties officeooo:rsid="002053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aring for Retirement</text:p>
      <text:p text:style-name="P1"/>
      <text:p text:style-name="P2">I don't know if anything really "prepares" someone for retirement, financially or otherwise.</text:p>
      <text:p text:style-name="P2"/>
      <text:p text:style-name="P2">The conversation focuses usually on finances, summarized as "the number," a single dollar figure that will support an accustomed lifestyle. <text:s/>People remain in jobs that are unsatisfying and much less than they might be, because this number seems unattainable. <text:span text:style-name="T1">If I had received conventional financial advice I would still be working, following the typical pattern. As it is, I jumped into retirement with a quick assessment of my finances that gave a tentative "thumbs up."</text:span></text:p>
      <text:p text:style-name="P2"/>
      <text:p text:style-name="P3">There is also the inevitable question "so what are you doing with all your free time now?" For years, while I was working fulltime I had side projects that I've wanted to see really become something, given the opportunity to focus completely on them. <text:span text:style-name="T2">I've been happy to pursue these projects step-by-step and my work has had results. </text:span>I also have friends and family who retired before me and led me into some new activities, such as volunteering at a local food bank. <text:span text:style-name="T3">Free time in retirement tends to evaporate as any number of commitments intervene.</text:span></text:p>
      <text:p text:style-name="P3"/>
      <text:p text:style-name="P5">Retirement can be a time of uncertainty concerning one's health. It can be a consolation that people are living longer generally and can look forward to a number of healthy years that can be filled with interesting activities. <text:span text:style-name="T8">I've been taking advantage of all the resources dealing with wellness and prevention and hoping for the best.</text:span></text:p>
      <text:p text:style-name="P4"/>
      <text:p text:style-name="P5">What family commitments can I expect in retirement? <text:span text:style-name="T4">I'm probably not too typical in that I've lived as a single person almost my entire life and don't have any immediate family obligations. For other people this will be more of a concern.</text:span></text:p>
      <text:p text:style-name="P4"/>
      <text:p text:style-name="P6">So exactly what did I accomplish in my working life? I followed a successful career path and contributed to useful work. Was it my essential calling? How does one know what that is? In retirement I'm given time and autonomy to explore that.</text:p>
      <text:p text:style-name="P6"/>
      <text:p text:style-name="P9"><text:span text:style-name="T5">For me it's writing on topics that have been running through my mind for some time. It's time spent in nature and learning new things. </text:span><text:span text:style-name="T6">I also have an opportunity to explore </text:span><text:span text:style-name="T7">digital media</text:span><text:span text:style-name="T6"> <text:s/>and to travel.</text:span></text:p>
      <text:p text:style-name="P7"/>
      <text:p text:style-name="P8">To prepare for something is to think through future possibilities and to take action that will serve as a guide when the time comes to respond in a constructive way to unexpected and challenging situations. Retirement has been different from the image I had in my mind earlier in my life. So much of one's identity revolves around the expectations of other people. What is really important to me and how do I navigate the possibilities?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11S</meta:editing-duration>
    <meta:editing-cycles>19</meta:editing-cycles>
    <meta:generator>LibreOffice/5.4.3.2$Windows_X86_64 LibreOffice_project/92a7159f7e4af62137622921e809f8546db437e5</meta:generator>
    <dc:date>2023-03-26T16:16:01.242000000</dc:date>
    <meta:document-statistic meta:table-count="0" meta:image-count="0" meta:object-count="0" meta:page-count="1" meta:paragraph-count="9" meta:word-count="441" meta:character-count="2589" meta:non-whitespace-character-count="2155"/>
    <meta:user-defined meta:name="Info 1"/>
    <meta:user-defined meta:name="Info 2"/>
    <meta:user-defined meta:name="Info 3"/>
    <meta:user-defined meta:name="Info 4"/>
  </office:meta>
</office:document-meta>
</file>